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7.3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2]&gt;0)" style:apply-style-name="Bez_20_tytułu2" style:base-cell-address="Monologues_Intro.B2"/>
    </style:style>
    <style:style style:name="ce3" style:family="table-cell" style:parent-style-name="Default">
      <style:map style:condition="is-true-formula([$Monologues_Intro.$F174]&gt;0)" style:apply-style-name="Bez_20_tytułu2" style:base-cell-address="Monologues_Intro.B174"/>
    </style:style>
    <style:style style:name="ce4" style:family="table-cell" style:parent-style-name="Default">
      <style:map style:condition="is-true-formula([$Monologues_Intro.$F174]&gt;0)" style:apply-style-name="Bez_20_tytułu2" style:base-cell-address="Monologues_Intro.D174"/>
    </style:style>
    <style:style style:name="ce5" style:family="table-cell" style:parent-style-name="Default">
      <style:map style:condition="is-true-formula([$Monologues_Intro.$F189]&gt;0)" style:apply-style-name="Bez_20_tytułu2" style:base-cell-address="Monologues_Intro.D189"/>
    </style:style>
    <style:style style:name="ce6" style:family="table-cell" style:parent-style-name="Default">
      <style:map style:condition="is-true-formula([$Monologues_Intro.$F183]&gt;0)" style:apply-style-name="Bez_20_tytułu2" style:base-cell-address="Monologues_Intro.E183"/>
    </style:style>
    <style:style style:name="ce7" style:family="table-cell" style:parent-style-name="Default">
      <style:map style:condition="is-true-formula([$Monologues_Intro.$F201]&gt;0)" style:apply-style-name="Bez_20_tytułu2" style:base-cell-address="Monologues_Intro.F201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office:value-type="string">
            <text:p>NPC_ID</text:p>
          </table:table-cell>
          <table:table-cell office:value-type="string">
            <text:p>Conversation_ID</text:p>
          </table:table-cell>
          <table:table-cell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O! To ty. Zabrałaś się z karczmarzem? 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iło cię widzieć. Maciek, dobrze pamiętam? Cieszę się, że żyjesz. Mam coś dla ciebie. Ale jak się tu dostałeś?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 ja się nie cieszę, że się tu dostałem… mam już tego dość. O widzisz tamto drzewo po środku?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iężko nie zauważyć.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ięc plan jest taki. Drzewo zatruwa jezioro, bo tamten zwój zatruwa drzewo.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i zwój?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o ten, tam, na tym postumencie. Według legendy, jest to potężny czar wody.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mnie i tak interesuje tylko jedna rzecz… Woda jest zatruta.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zy ty jesteś samobójcą?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, no co ty, robię to wszystko dla zabawy. Mam już tego dość próbuję zabić się od lat… jak widać z marnym skutkiem.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 co się stało?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o dobra, opowiem ci. Byłem mały, moja mama podpadła chyba jakieś czarownicy, bo słyszałem jak mówiły o jakimś przekleństwie.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Kilka dni później zjadłem zatrutego szczura. Bolał mnie tylko brzuch a wszyscy wróżyli mi śmierć.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akieś dwa lata później wypiłem cały dzban naparu na sen, który przygotowała zielarka dla mojej mamy, nie mogłem zasnąć przez trzy dni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Gdy byłem starszy wbiłem sobie siekierę w kolano, bolało, ale nic się nie stało. 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otem udało mi się zatrudnić na dworze u markiza, jako tester żywności.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Zesłali mnie na śmierć, po tym jak dostałem do spróbowania wino i wszystko było dobrze, ale markiz po wypici zszedł z tego świata.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 trakcie ucieczki spadłem z tysiąca zamkowych schodów, otrzepałem się i pobiegłem dalej.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uż rozumiesz?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e bardzo… 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am dość życia. Chce w spokoju umrzeć.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 paczce, którą mi dałaś jest amulet.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by go założyć i przeżyć trzeba być wybrańcem.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Dodatkowo trzeba być podwójnym wybrańcem, aby założyć amulet, przejść przez jezioro i przeżyć.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ż tyle szczęścia mieć nie mogę. Chciałbym też sobie kiedyś złamać nogę.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 mam ci pomóc?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epchnij mnie do tego jeziora.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o nie wierze…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o chyba jakieś żarty.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c nie mów… Masz ten zwój bardziej ci się przyda. Zobaczymy się później.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ech Si’dired ma cię w swojej opiece.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ole nie… Trzymaj się. Na pewno się jeszcze zobaczymy.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table:style-name="ce2" table:number-columns-repeated="7"/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3" table:number-columns-repeated="2"/>
          <table:table-cell table:style-name="ce4"/>
          <table:table-cell table:style-name="ce6"/>
          <table:table-cell table:style-name="ce3" table:number-columns-repeated="3"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7" table:number-columns-repeated="3"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3" table:number-columns-repeated="2"/>
          <table:table-cell table:style-name="ce5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3" table:number-columns-repeated="2"/>
          <table:table-cell table:style-name="ce5"/>
          <table:table-cell table:style-name="ce6"/>
          <table:table-cell table:style-name="ce3" table:number-columns-repeated="3"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style-name="ce3" table:number-columns-repeated="7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style-name="ce3" table:number-columns-repeated="7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number-columns-repeated="7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number-columns-repeated="7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number-columns-repeated="7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number-columns-repeated="7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number-columns-repeated="7"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number-columns-repeated="7"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number-columns-repeated="7"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number-columns-repeated="7"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number-columns-repeated="7"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number-columns-repeated="7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number-columns-repeated="7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number-columns-repeated="7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number-columns-repeated="7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number-columns-repeated="7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number-columns-repeated="7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number-columns-repeated="7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number-columns-repeated="7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number-columns-repeated="7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number-columns-repeated="7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number-columns-repeated="7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number-columns-repeated="7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number-columns-repeated="7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number-columns-repeated="7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number-columns-repeated="7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number-columns-repeated="7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number-columns-repeated="7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number-columns-repeated="7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number-columns-repeated="7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number-columns-repeated="7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number-columns-repeated="7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number-columns-repeated="7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number-columns-repeated="7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number-columns-repeated="7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number-columns-repeated="7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number-columns-repeated="7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number-columns-repeated="7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number-columns-repeated="7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number-columns-repeated="7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number-columns-repeated="7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number-columns-repeated="7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number-columns-repeated="7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number-columns-repeated="7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number-columns-repeated="7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number-columns-repeated="7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number-columns-repeated="7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number-columns-repeated="7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number-columns-repeated="7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number-columns-repeated="7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number-columns-repeated="7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number-columns-repeated="7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number-columns-repeated="7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number-columns-repeated="7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number-columns-repeated="7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number-columns-repeated="7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number-columns-repeated="7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number-columns-repeated="7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number-columns-repeated="7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number-columns-repeated="7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number-columns-repeated="7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number-columns-repeated="7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number-columns-repeated="7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number-columns-repeated="7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number-columns-repeated="7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number-columns-repeated="7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number-columns-repeated="7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number-columns-repeated="7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number-columns-repeated="7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number-columns-repeated="7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number-columns-repeated="7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number-columns-repeated="7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number-columns-repeated="7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number-columns-repeated="7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number-columns-repeated="7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number-columns-repeated="7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number-columns-repeated="7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number-columns-repeated="7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number-columns-repeated="7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number-columns-repeated="7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number-columns-repeated="7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number-columns-repeated="7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number-columns-repeated="7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number-columns-repeated="7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number-columns-repeated="7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number-columns-repeated="7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number-columns-repeated="7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number-columns-repeated="7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number-columns-repeated="7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number-columns-repeated="7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number-columns-repeated="7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number-columns-repeated="7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number-columns-repeated="7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number-columns-repeated="7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number-columns-repeated="7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number-columns-repeated="7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number-columns-repeated="7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number-columns-repeated="7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number-columns-repeated="7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number-columns-repeated="7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number-columns-repeated="7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number-columns-repeated="7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number-columns-repeated="7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number-columns-repeated="7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number-columns-repeated="7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number-columns-repeated="7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number-columns-repeated="7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number-columns-repeated="7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number-columns-repeated="7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number-columns-repeated="7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number-columns-repeated="7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number-columns-repeated="7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number-columns-repeated="7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number-columns-repeated="7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number-columns-repeated="7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number-columns-repeated="7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number-columns-repeated="7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number-columns-repeated="7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number-columns-repeated="7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number-columns-repeated="7"/>
        </table:table-row>
        <table:table-row table:style-name="ro1">
          <table:table-cell table:formula="of:=ROW()-1" office:value-type="float" office:value="382">
            <text:p>382</text:p>
          </table:table-cell>
          <table:table-cell table:formula="of:=ROW()-1" office:value-type="float" office:value="382">
            <text:p>38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18.05.2019</text:date>, <text:time>23:33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8T23:33:12.45</dc:date>
    <meta:editing-duration>PT3H38M36S</meta:editing-duration>
    <meta:editing-cycles>17</meta:editing-cycles>
    <meta:document-statistic meta:table-count="1" meta:cell-count="997" meta:object-count="0"/>
  </office:meta>
</office:document-meta>
</file>